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2a6099" draw:fill="solid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objectwithoutfill">
      <style:graphic-properties svg:stroke-width="0.102cm" svg:stroke-color="#ff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2a609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-color="#ffffff" draw:opacity="0%" draw:textarea-horizontal-align="justify" draw:textarea-vertical-align="top" draw:auto-grow-height="false" fo:min-height="1.02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58cm" fo:padding-bottom="1.524cm"/>
      <style:paragraph-properties style:writing-mode="lr-tb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7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072cm" fo:padding-bottom="1.524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ff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P1" style:family="paragraph">
      <style:paragraph-properties fo:text-align="start" style:writing-mode="lr-tb"/>
      <style:text-properties fo:color="#2a6099"/>
    </style:style>
    <style:style style:name="P2" style:family="paragraph">
      <loext:graphic-properties draw:fill="solid" draw:fill-color="#ffffff" draw:opacity="0%"/>
      <style:paragraph-properties fo:text-align="start" style:writing-mode="lr-tb"/>
      <style:text-properties fo:color="#2a6099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style:paragraph-properties fo:text-align="start" style:writing-mode="lr-tb"/>
      <style:text-properties fo:color="#ff0000"/>
    </style:style>
    <style:style style:name="P5" style:family="paragraph">
      <loext:graphic-properties draw:fill-color="#ffffff" draw:opacity="0%"/>
      <style:paragraph-properties fo:text-align="start" style:writing-mode="lr-tb"/>
      <style:text-properties fo:color="#ff0000"/>
    </style:style>
    <style:style style:name="P6" style:family="paragraph">
      <style:paragraph-properties fo:text-align="start" style:writing-mode="lr-tb"/>
      <style:text-properties fo:color="#000000"/>
    </style:style>
    <style:style style:name="P7" style:family="paragraph">
      <loext:graphic-properties draw:fill-color="#ffffff" draw:opacity="0%"/>
      <style:paragraph-properties fo:text-align="start" style:writing-mode="lr-tb"/>
      <style:text-properties fo:color="#000000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f"/>
      <style:paragraph-properties fo:text-align="start" style:writing-mode="lr-tb"/>
    </style:style>
    <style:style style:name="P10" style:family="paragraph">
      <style:paragraph-properties fo:text-align="center" style:writing-mode="lr-tb"/>
      <style:text-properties fo:color="#ffffff"/>
    </style:style>
    <style:style style:name="P11" style:family="paragraph">
      <loext:graphic-properties draw:fill-color="#2a6099"/>
      <style:paragraph-properties fo:text-align="center" style:writing-mode="lr-tb"/>
      <style:text-properties fo:color="#ffffff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5.953cm" svg:y="1cm">
          <text:p text:style-name="P1"><text:span text:style-name="T1">Net A</text:span></text:p>
          <text:p text:style-name="P1"><text:span text:style-name="T1">Bareme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335cm" svg:y1="4.188cm" svg:x2="14.335cm" svg:y2="15.618cm">
          <text:p/>
        </draw:line>
        <draw:line draw:style-name="gr3" draw:text-style-name="P3" draw:layer="layout" svg:x1="6.08cm" svg:y1="1.103cm" svg:x2="6.08cm" svg:y2="15.605cm">
          <text:p/>
        </draw:line>
        <draw:custom-shape draw:style-name="gr4" draw:text-style-name="P5" draw:layer="layout" svg:width="2.54cm" svg:height="1.27cm" svg:x="14.208cm" svg:y="4.061cm">
          <text:p text:style-name="P4"><text:span text:style-name="T2">Net B</text:span></text:p>
          <text:p text:style-name="P4"><text:span text:style-name="T2">Provisio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54cm" svg:height="1.27cm" svg:x="6.08cm" svg:y="2.27cm">
          <text:p text:style-name="P6"><text:span text:style-name="T3"><text:s text:c="3"/></text:span><text:span text:style-name="T3">+</text:span></text:p>
          <text:p text:style-name="P6"><text:span text:style-name="T3">Net C</text:span></text:p>
          <text:p text:style-name="P6"><text:span text:style-name="T3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cm" svg:height="2.921cm" draw:transform="rotate (1.5707963267949) translate (7.35cm 8.239cm)">
          <text:p text:style-name="P8">Virtual operator</text:p>
          <text:p text:style-name="P8">vm-ju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27cm" svg:height="0.762cm" draw:transform="skewX (-0.00139626340159546) rotate (-0.000872664625997355) translate (7.35cm 3.793cm)">
          <text:p text:style-name="P10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27cm" svg:height="0.762cm" svg:x="9.001cm" svg:y="3.794cm">
          <text:p text:style-name="P10"><text:span text:style-name="T4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572cm" svg:height="2.921cm" draw:transform="rotate (1.5707963267949) translate (7.35cm 13.7cm)">
          <text:p text:style-name="P8">Virtual server</text:p>
          <text:p text:style-name="P8">vm-machine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27cm" svg:height="0.762cm" draw:transform="skewX (-0.00139626340159546) rotate (-0.000872664625997355) translate (7.35cm 9.509cm)">
          <text:p text:style-name="P10"><text:span text:style-name="T4">ens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27cm" svg:height="0.762cm" svg:x="9.001cm" svg:y="9.509cm">
          <text:p text:style-name="P10"><text:span text:style-name="T4">ens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572cm" svg:height="2.921cm" draw:transform="rotate (1.5707963267949) translate (7.35cm 19.415cm)">
          <text:p text:style-name="P8">Virtual server</text:p>
          <text:p text:style-name="P8">vm-machine-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27cm" svg:height="0.762cm" draw:transform="skewX (-0.00139626340159546) rotate (-0.000872664625997355) translate (7.35cm 15.223cm)">
          <text:p text:style-name="P10"><text:span text:style-name="T4">ens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27cm" svg:height="0.762cm" svg:x="9.001cm" svg:y="15.224cm">
          <text:p text:style-name="P10"><text:span text:style-name="T4">ens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2" draw:layer="layout" svg:x1="6.08cm" svg:y1="4.175cm" svg:x2="7.35cm" svg:y2="4.175cm">
          <text:p/>
        </draw:line>
        <draw:line draw:style-name="gr10" draw:text-style-name="P12" draw:layer="layout" svg:x1="10.271cm" svg:y1="4.188cm" svg:x2="14.335cm" svg:y2="4.188cm">
          <text:p/>
        </draw:line>
        <draw:line draw:style-name="gr9" draw:text-style-name="P12" draw:layer="layout" svg:x1="6.08cm" svg:y1="9.89cm" svg:x2="7.35cm" svg:y2="9.89cm">
          <text:p/>
        </draw:line>
        <draw:line draw:style-name="gr9" draw:text-style-name="P12" draw:layer="layout" svg:x1="6.08cm" svg:y1="15.605cm" svg:x2="7.35cm" svg:y2="15.605cm">
          <text:p/>
        </draw:line>
        <draw:line draw:style-name="gr10" draw:text-style-name="P12" draw:layer="layout" svg:x1="10.271cm" svg:y1="9.903cm" svg:x2="14.335cm" svg:y2="9.903cm">
          <text:p/>
        </draw:line>
        <draw:line draw:style-name="gr10" draw:text-style-name="P12" draw:layer="layout" svg:x1="10.271cm" svg:y1="15.618cm" svg:x2="14.335cm" svg:y2="15.6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6T16:00:51.158018428</meta:creation-date>
    <dc:date>2021-09-30T16:24:03.378678969</dc:date>
    <meta:editing-duration>PT2H35M52S</meta:editing-duration>
    <meta:editing-cycles>42</meta:editing-cycles>
    <meta:generator>LibreOffice/6.3.6.2$Linux_X86_64 LibreOffice_project/30$Build-2</meta:generator>
    <meta:document-statistic meta:object-count="20"/>
  </office:meta>
</office:document-meta>
</file>